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9B0000006D4097B0C20.png" manifest:media-type="image/png"/>
  <manifest:file-entry manifest:full-path="Thumbnails/" manifest:media-type=""/>
  <manifest:file-entry manifest:full-path="Thumbnails/thumbnail.png" manifest:media-type=""/>
  <manifest:file-entry manifest:full-path="/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Parisienne" fo:font-style="normal" fo:font-weight="normal" ns42:rsid="00120e98" ns42:paragraph-rsid="00120e98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Bold">Milý Františku,</text:p>
      <text:p text:style-name="Normal">tento valentýnský den nese zvláštní magii, neboť sdílíme cosi neviditelně silného - andělské číslo 9. Toto číslo, jak dobře víme, je symbolem naší vzájemné empatie a souladu s přírodou, která nás obklopuje. Vaše spojení s archandělem Arielem, strážcem všeho živého, posiluje vaši ochranu nad krásami světa, což v mě probouzí obdiv i hluboký respekt. </text:p>
      <text:p text:style-name="Normal">Věřím, že společně můžeme být silou, která povede k pozitivním změnám ve světě. Nechť náš sdílený anděl strážný Ariel svírá naše srdce v jednotě a pomáhá nám vnímat krásu a lásku kolem nás s ještě větší intenzitou. Ať tvá cesta, plná odvahy a lásky k přírodě, je vždy osvětlena teplým světlem naděje.</text:p>
      <text:p text:style-name="Normal">S láskou a obdivem tento den, a každý, co přijde,ť</text:p>
      <text:p text:style-name="P1"><draw:frame draw:style-name="fr1" draw:name="Image1" text:anchor-type="char" svg:x="-0.9563in" svg:y="-0.9681in" svg:width="8.2264in" svg:height="5.798in" draw:z-index="0"><draw:image xlink:href="Pictures/10000000000009B0000006D4097B0C2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in" fo:margin-bottom="0in" style:contextual-spacing="false" fo:text-align="justify" style:justify-single-word="false"/>
      <style:text-properties style:font-name="Parisienne1" fo:font-family="Parisienne" style:font-style-name="Regular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  <style:style style:name="Normal" style:family="text" style:display-name="Normal">
      <style:text-properties fo:font-weight="normal" fo:font-family="Parisienne"/>
    </style:style>
    <style:style style:name="Bold" style:family="paragraph" style:display-name="Bold">
      <style:text-properties fo:font-weight="bold" fo:font-family="Parisienne"/>
    </style:style>
  </office:styles>
  <office:automatic-styles>
    <style:page-layout style:name="Mpm1">
      <style:page-layout-properties fo:page-width="8.2701in" fo:page-height="5.8299in" style:num-format="1" style:print-orientation="landscape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meta>
    <meta:creation-date>2024-02-13T12:10:08.813312991</meta:creation-date>
    <dc:date>2024-02-13T16:10:33.366772112</dc:date>
    <meta:editing-duration>PT36M</meta:editing-duration>
    <meta:editing-cycles>8</meta:editing-cycles>
    <meta:document-statistic meta:table-count="0" meta:image-count="1" meta:object-count="0" meta:page-count="1" meta:paragraph-count="0" meta:word-count="0" meta:character-count="0" meta:non-whitespace-character-count="0"/>
    <meta:generator>ODFPY/1.4.1</meta:generator>
  </office:meta>
</office:document-meta>
</file>